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face style:name="Lato Exten" svg:font-family="'Lato Exten'"/>
    <style:font-face style:name="Lato Extended" svg:font-family="'Lato Extended', Lato, 'Helvetica Neue',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Lato Exten" officeooo:rsid="0004621f" officeooo:paragraph-rsid="0004621f"/>
    </style:style>
    <style:style style:name="P2"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style:font-name="Lato Extended" fo:font-size="12pt" fo:letter-spacing="normal" fo:font-style="normal" fo:font-weight="normal"/>
    </style:style>
    <style:style style:name="P3"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style:font-name="Lato Extended" fo:font-size="12pt" fo:letter-spacing="normal" fo:font-style="normal" fo:font-weight="normal" officeooo:paragraph-rsid="0004621f"/>
    </style:style>
    <style:style style:name="P4"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style:font-name="Lato Extended" fo:font-size="12pt" fo:letter-spacing="normal" fo:font-style="normal" fo:font-weight="normal" officeooo:rsid="0004621f" officeooo:paragraph-rsid="0004621f"/>
    </style:style>
    <style:style style:name="T1" style:family="text">
      <style:text-properties officeooo:rsid="0004621f"/>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Load the register X7 from the memory address corresponding to the value in the X3 register plus 12.</text:p>
      <text:p text:style-name="P4">LDUR X7, [X3, 12]</text:p>
      <text:p text:style-name="P2">2) Calculate the value 16*V+7 where V is the value in the X7 register and place the result in  the X6 register. You should be able to do this with two instructions. Do NOT use 15 ADD instructions to implement 16*V as V + V + V + ... + V as there is a much more efficient way to implement 16*V.</text:p>
      <text:p text:style-name="P4">LSL X6, X7, 4</text:p>
      <text:p text:style-name="P4">ADDI X6, X6, 7</text:p>
      <text:p text:style-name="P2"><text:line-break/>3) Subtract the value in the X5 from the value in the X6 register and put the result in the X4 register.</text:p>
      <text:p text:style-name="P3"><text:span text:style-name="T1">SUB X4, X5, X6</text:span></text:p>
      <text:p text:style-name="P3"><text:line-break/>4) Store that value in the X4 register to the memory address corresponding to the value in the X8 register plus 8.</text:p>
      <text:p text:style-name="P1"><text:span text:style-name="T3">STUR X4, [X8, 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face style:name="Lato Exten" svg:font-family="'Lato Exten'"/>
    <style:font-face style:name="Lato Extended" svg:font-family="'Lato Extended', Lato, 'Helvetica Neue',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25T21:55:09.045507510</meta:creation-date>
    <dc:date>2021-08-25T22:06:43.636800452</dc:date>
    <meta:editing-duration>PT1M24S</meta:editing-duration>
    <meta:editing-cycles>1</meta:editing-cycles>
    <meta:document-statistic meta:table-count="0" meta:image-count="0" meta:object-count="0" meta:page-count="1" meta:paragraph-count="9" meta:word-count="145" meta:character-count="689" meta:non-whitespace-character-count="550"/>
    <meta:generator>LibreOffice/6.0.7.3$Linux_X86_64 LibreOffice_project/00m0$Build-3</meta:generator>
  </office:meta>
</office:document-meta>
</file>